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xtGenerator.convertNonXmlChars( String 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xt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extGenerator.parameterize( Parameters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xtGenerator.setup( SourceResolver resolver , Map objectmodel , String src , Parameters paramet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xtGenerator.genera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7">
            <text:p text:style-name="Table_20_Contents">7</text:p>
          </table:table-cell>
          <table:table-cell office:value-type="float" office:value="60">
            <text:p text:style-name="Table_20_Contents">60</text:p>
          </table:table-cell>
        </table:table-row>
        <table:table-row>
          <table:table-cell office:value-type="string">
            <text:p text:style-name="Table_20_Contents">TextGenerator.recyc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xt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